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itPoint.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getSegment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Count.Dec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FileDeleter.deleteNewFiles( Collection 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FileDeleter.incRef( List 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FileDeleter.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ileDeleter.refresh( String segment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mmitPoi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ileDeleter.IndexFileDeleter( Directory directory , IndexDeletionPolicy policy , SegmentInfos segmentInfos , PrintStream infoStream , DocumentsWriter docWrite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RefCount.Inc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FileDeleter.decRef( List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FileDelet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FileDeleter.deleteFil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dexFileDeleter.checkpoint( SegmentInfos segmentInfos , boolean isCommi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mmitPoint.CommitPoint( Collection commitsToDelete , Directory directory , SegmentInfos segmentInf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mitPoint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FileDeleter.deleteFiles( List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FileDeleter.setInfoStream( PrintStream info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FileDeleter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Point.get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ileDeleter.getRefCou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FileDeleter.decRef( SegmentInfos segment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FileDeleter.decRef(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FileDeleter.incRef( SegmentInfos segmentInfos , boolean isCom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FileDeleter.deleteCommit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dexFileDeleter.deletePendingFi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